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style:font-name="Times New Roman1" fo:font-size="12pt" fo:language="en" fo:country="US"/>
    </style:style>
    <style:style style:name="P2" style:family="paragraph" style:parent-style-name="Text_20_body">
      <style:paragraph-properties fo:line-height="150%"/>
    </style:style>
    <style:style style:name="P3" style:family="paragraph" style:parent-style-name="Text_20_body">
      <style:paragraph-properties fo:line-height="150%" fo:text-align="center" style:justify-single-word="false"/>
    </style:style>
    <style:style style:name="P4" style:family="paragraph" style:parent-style-name="Text_20_body">
      <style:paragraph-properties fo:line-height="150%" fo:text-align="justify" style:justify-single-word="false"/>
    </style:style>
    <style:style style:name="P5" style:family="paragraph" style:parent-style-name="Text_20_body">
      <style:paragraph-properties fo:margin-left="0cm" fo:margin-right="0cm" fo:line-height="150%" fo:text-align="justify" style:justify-single-word="false" fo:text-indent="1.27cm" style:auto-text-indent="false"/>
      <style:text-properties style:font-name="Times New Roman1" fo:font-size="12pt" fo:language="en" fo:country="US"/>
    </style:style>
    <style:style style:name="T1" style:family="text">
      <style:text-properties style:font-name="Times New Roman1" fo:font-size="12pt" fo:language="en" fo:country="US"/>
    </style:style>
    <style:style style:name="T2" style:family="text">
      <style:text-properties style:font-name="Times New Roman1" fo:font-size="12pt" fo:language="en" fo:country="U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T. Ramirez                                                                                    October 22, 2018</text:p>
      <text:p text:style-name="P1">Progress Report 5</text:p>
      <text:p text:style-name="P2"><text:span text:style-name="T1">Groupmates: Rein Bugnot and Francis Laboguin</text:span></text:p>
      <text:p text:style-name="P3">“<text:span text:style-name="T1">Handwriting Recognition Canvas using Neural Networks”</text:span></text:p>
      <text:p text:style-name="P1"><text:tab/>Last week, the group was able to identify a problem that caused a major pivot in the output of the project. That is, it was identified that it would be extremely difficult to merge the drawing aspect with wxWidgets. This is because wxWidgets is often used only for static GUIs, so integrating an interactive canvas using the software would prove to be difficult given the time frame. Hence, the group decided that instead of drawing the letters and numbers, the user will upload the pictures of the image instead. In order for the handwriting algorithm to utilize the pictures, it must be subject to a Gaussian filter, image saturation, and rescaling. </text:p>
      <text:p text:style-name="P4">            <text:span text:style-name="T1">My contribution in the discussions to pivot was to suggest and image processing step such that it could be used for the handwriting detection algorithm. Specifically, I was able to suggest to the group to use Gaussian filters in order to smoothen out the image. Thus, given that the drawing aspect has been changed, my part in the project is to implement the Gaussian filter as a function of the button of the GUI. Given that I will be integrated with the GUI, I will be working closely with Francis Laboguin for this part. For this part, I was able to research how past projects implemented this feature. Hence, I found a starting point on which I can build on.</text:span></text:p>
      <text:p text:style-name="P4">            <text:span text:style-name="T1">Our group as a whole needs to continue working on the respective aspects of the project. Moreover, given that we pivoted to a new output, we have to double check that the proposed output of the new section will be adequate for the handwriting detection algorithm to work o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is Laboguin</meta:initial-creator>
    <meta:creation-date>2018-11-05T11:01:27.57</meta:creation-date>
    <dc:date>2018-11-05T11:04:26.23</dc:date>
    <dc:creator>Francis Laboguin</dc:creator>
    <meta:editing-duration>PT27S</meta:editing-duration>
    <meta:editing-cycles>1</meta:editing-cycles>
    <meta:generator>OpenOffice/4.1.5$Win32 OpenOffice.org_project/415m1$Build-9789</meta:generator>
    <meta:document-statistic meta:table-count="0" meta:image-count="0" meta:object-count="0" meta:page-count="1" meta:paragraph-count="7" meta:word-count="302" meta:character-count="1847"/>
  </office:meta>
</office:document-meta>
</file>